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bc8de" officeooo:paragraph-rsid="001bc8de"/>
    </style:style>
    <style:style style:name="P2" style:family="paragraph" style:parent-style-name="Title">
      <style:text-properties officeooo:rsid="001bc8de" officeooo:paragraph-rsid="001bc8de"/>
    </style:style>
    <style:style style:name="P3" style:family="paragraph" style:parent-style-name="Text_20_body">
      <style:text-properties officeooo:rsid="001ff859" officeooo:paragraph-rsid="001ff859"/>
    </style:style>
    <style:style style:name="P4" style:family="paragraph" style:parent-style-name="Text_20_body">
      <style:text-properties officeooo:rsid="001da839" officeooo:paragraph-rsid="001da839"/>
    </style:style>
    <style:style style:name="P5" style:family="paragraph" style:parent-style-name="Text_20_body">
      <style:text-properties officeooo:rsid="00271a98" officeooo:paragraph-rsid="00271a98"/>
    </style:style>
    <style:style style:name="P6" style:family="paragraph" style:parent-style-name="Heading_20_1">
      <style:text-properties officeooo:rsid="00232790" officeooo:paragraph-rsid="00232790"/>
    </style:style>
    <style:style style:name="P7" style:family="paragraph" style:parent-style-name="Heading_20_2">
      <style:text-properties officeooo:rsid="001ff859" officeooo:paragraph-rsid="001ff859"/>
    </style:style>
    <style:style style:name="P8" style:family="paragraph" style:parent-style-name="Text_20_body" style:list-style-name="L1">
      <style:text-properties officeooo:rsid="001ff859" officeooo:paragraph-rsid="001ff859"/>
    </style:style>
    <style:style style:name="P9" style:family="paragraph" style:parent-style-name="Text_20_body" style:list-style-name="L1">
      <style:text-properties officeooo:rsid="001ff859" officeooo:paragraph-rsid="00283548"/>
    </style:style>
    <style:style style:name="P10" style:family="paragraph" style:parent-style-name="Text_20_body" style:list-style-name="L1">
      <style:text-properties officeooo:rsid="00232790" officeooo:paragraph-rsid="00283548"/>
    </style:style>
    <style:style style:name="P11" style:family="paragraph" style:parent-style-name="Text_20_body" style:list-style-name="L2">
      <style:text-properties officeooo:rsid="00232790" officeooo:paragraph-rsid="00232790"/>
    </style:style>
    <style:style style:name="P12" style:family="paragraph" style:parent-style-name="Text_20_body" style:list-style-name="L2">
      <style:text-properties officeooo:rsid="00232790" officeooo:paragraph-rsid="00283548"/>
    </style:style>
    <style:style style:name="P13" style:family="paragraph" style:parent-style-name="Text_20_body" style:list-style-name="L2">
      <style:text-properties officeooo:rsid="00232790" officeooo:paragraph-rsid="00287323"/>
    </style:style>
    <style:style style:name="T1" style:family="text">
      <style:text-properties officeooo:rsid="0024b260"/>
    </style:style>
    <style:style style:name="T2" style:family="text">
      <style:text-properties officeooo:rsid="001ff859"/>
    </style:style>
    <style:style style:name="T3" style:family="text">
      <style:text-properties officeooo:rsid="00283548"/>
    </style:style>
    <style:style style:name="T4" style:family="text">
      <style:text-properties officeooo:rsid="00287323"/>
    </style:style>
    <style:style style:name="T5" style:family="text">
      <style:text-properties officeooo:rsid="0029504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Notes</text:p>
      <text:p text:style-name="P1"/>
      <text:h text:style-name="P6" text:outline-level="1">Notes</text:h>
      <text:h text:style-name="P7" text:outline-level="2">26,<text:span text:style-name="T5">27</text:span>/07</text:h>
      <text:p text:style-name="P3">To do:</text:p>
      <text:list text:style-name="L1">
        <text:list-item>
          <text:p text:style-name="P8">Get all videos from a channel ✅</text:p>
        </text:list-item>
        <text:list-item>
          <text:p text:style-name="P9">Get all captured videos captioned:✅</text:p>
          <text:list>
            <text:list-item>
              <text:p text:style-name="P10">Scribe as a subclass of yt.<text:span text:style-name="T2">✅</text:span></text:p>
            </text:list-item>
          </text:list>
        </text:list-item>
      </text:list>
      <text:list xml:id="list3426686487" text:style-name="L2">
        <text:list-item>
          <text:list>
            <text:list-item>
              <text:list>
                <text:list-item>
                  <text:p text:style-name="P12"><text:s/>Gets a youtube video object.<text:span text:style-name="T2">✅</text:span></text:p>
                </text:list-item>
                <text:list-item>
                  <text:p text:style-name="P13"><text:s/>Retrieves relative info <text:span text:style-name="T3">and store as dict </text:span><text:span text:style-name="T2">✅</text:span></text:p>
                </text:list-item>
                <text:list-item>
                  <text:p text:style-name="P13">convert to data frame<text:span text:style-name="T2">✅</text:span></text:p>
                </text:list-item>
                <text:list-item>
                  <text:p text:style-name="P11">. Transcribes <text:span text:style-name="T1">video</text:span></text:p>
                </text:list-item>
                <text:list-item>
                  <text:p text:style-name="P11"/>
                </text:list-item>
              </text:list>
            </text:list-item>
          </text:list>
        </text:list-item>
      </text:list>
      <text:p text:style-name="P5">Note that in the playlist.items().list() The id is playlist item id. NOT the video id. To get the video id you must access resourcesID.videoID.</text:p>
      <text:p text:style-name="P1"/>
      <text:p text:style-name="P1"/>
      <text:p text:style-name="P1"/>
      <text:p text:style-name="P1"/>
      <text:p text:style-name="P1"/>
      <text:h text:style-name="Heading_20_1" text:outline-level="1">Youtube API Handbook 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7T17:37:44.218000000</dc:date>
    <meta:editing-duration>PT4H34M57S</meta:editing-duration>
    <meta:editing-cycles>1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4" meta:word-count="79" meta:character-count="418" meta:non-whitespace-character-count="357"/>
  </office:meta>
</office:document-meta>
</file>